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F40000014D6C2100C9.png" manifest:media-type="image/png"/>
  <manifest:file-entry manifest:full-path="Pictures/10000000000000400000002BF201DE14.jpg" manifest:media-type="image/jpeg"/>
  <manifest:file-entry manifest:full-path="Pictures/10000000000001F40000014EFE1FB4BB.png" manifest:media-type="image/png"/>
  <manifest:file-entry manifest:full-path="Pictures/100000000000007100000093D3A10B77.png" manifest:media-type="image/png"/>
  <manifest:file-entry manifest:full-path="Pictures/10000000000000AA00000061CC28047F.png" manifest:media-type="image/png"/>
  <manifest:file-entry manifest:full-path="Pictures/10000000000001F40000014D2BAFA69E.png" manifest:media-type="image/png"/>
  <manifest:file-entry manifest:full-path="Pictures/10000000000001F40000014EF4FDDB29.jpg" manifest:media-type="image/jpeg"/>
  <manifest:file-entry manifest:full-path="Pictures/10000000000001F400000177E2BACB65.png" manifest:media-type="image/png"/>
  <manifest:file-entry manifest:full-path="Pictures/10000000000001F40000014D765789F9.png" manifest:media-type="image/png"/>
  <manifest:file-entry manifest:full-path="Pictures/100000000000014E000001F43CD1566D.jpg" manifest:media-type="image/jpeg"/>
  <manifest:file-entry manifest:full-path="Pictures/100000000000014E000001F4413BF005.png" manifest:media-type="image/png"/>
  <manifest:file-entry manifest:full-path="Pictures/1000000000000147000000F6A77740F6.png" manifest:media-type="image/png"/>
  <manifest:file-entry manifest:full-path="Pictures/100000000000013E000000D371834C64.png" manifest:media-type="image/png"/>
  <manifest:file-entry manifest:full-path="Pictures/10000000000001F40000014D0FDFBE32.jpg" manifest:media-type="image/jpeg"/>
  <manifest:file-entry manifest:full-path="Pictures/100000000000006F000000926DD6E2E2.png" manifest:media-type="image/png"/>
  <manifest:file-entry manifest:full-path="Pictures/10000000000001F400000121906B7CE8.png" manifest:media-type="image/png"/>
  <manifest:file-entry manifest:full-path="Pictures/10000000000001F40000014DF79928E0.png" manifest:media-type="image/png"/>
  <manifest:file-entry manifest:full-path="Pictures/100000000000013B00000199FE6C5E70.png" manifest:media-type="image/png"/>
  <manifest:file-entry manifest:full-path="Pictures/1000000000000076000000B170802828.png" manifest:media-type="image/png"/>
  <manifest:file-entry manifest:full-path="Pictures/1000000000000160000000CDADFFFD4F.png" manifest:media-type="image/png"/>
  <manifest:file-entry manifest:full-path="Pictures/100000000000003F0000002A048A7DD5.png" manifest:media-type="image/png"/>
  <manifest:file-entry manifest:full-path="Pictures/10000000000001F50000014EC95F8CFE.jpg" manifest:media-type="image/jpeg"/>
  <manifest:file-entry manifest:full-path="Pictures/10000000000001F4000001775401A90C.png" manifest:media-type="image/png"/>
  <manifest:file-entry manifest:full-path="Pictures/10000000000001F40000014D60AC2D8B.jpg" manifest:media-type="image/jpeg"/>
  <manifest:file-entry manifest:full-path="Pictures/10000000000001F4000001777CB25FAD.jpg" manifest:media-type="image/jpeg"/>
  <manifest:file-entry manifest:full-path="Pictures/10000000000001F40000014D118F6010.png" manifest:media-type="image/png"/>
  <manifest:file-entry manifest:full-path="Pictures/10000000000001F40000014D10DB2A16.png" manifest:media-type="image/png"/>
  <manifest:file-entry manifest:full-path="Pictures/1000000000000148000000DE0CEFB011.png" manifest:media-type="image/png"/>
  <manifest:file-entry manifest:full-path="Pictures/100000000000014E000001F4287896D6.png" manifest:media-type="image/png"/>
  <manifest:file-entry manifest:full-path="Pictures/10000000000001F40000014D3999EEC1.jpg" manifest:media-type="image/jpeg"/>
  <manifest:file-entry manifest:full-path="Pictures/1000000000000143000000D8ACACFA15.png" manifest:media-type="image/png"/>
  <manifest:file-entry manifest:full-path="Pictures/10000000000001F40000014EBE652F08.png" manifest:media-type="image/png"/>
  <manifest:file-entry manifest:full-path="Pictures/100000000000006E00000091FFDDAB13.png" manifest:media-type="image/png"/>
  <manifest:file-entry manifest:full-path="Pictures/10000000000000AA00000065FE733D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bitmap" draw:fill-image-name="Bitmape_20_1" style:repeat="stretch" draw:textarea-horizontal-align="center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width="0.051cm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stroke-dash="Dash_20_2" svg:stroke-width="0.051cm" svg:stroke-color="#dd4814" draw:marker-start="" draw:marker-start-width="0.076cm" draw:marker-start-center="false" draw:marker-end="" draw:marker-end-width="0.076cm" draw:marker-end-center="false" svg:stroke-opacity="100%" draw:stroke-linejoin="round" draw:fill="bitmap" draw:fill-color="#cfe7f5" draw:secondary-fill-color="#99ccff" draw:gradient-step-count="0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none" draw:stroke-dash="Dash_20_2" svg:stroke-width="0.051cm" svg:stroke-color="#dd4814" draw:marker-start="" draw:marker-start-width="0.076cm" draw:marker-start-center="false" draw:marker-end="" draw:marker-end-width="0.076cm" draw:marker-end-center="false" svg:stroke-opacity="100%" draw:stroke-linejoin="round" draw:fill="bitmap" draw:fill-color="#cfe7f5" draw:secondary-fill-color="#99ccff" draw:gradient-step-count="0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edge-rounding="10%" dr3d:back-scale="100%" dr3d:depth="0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ffffff" dr3d:specular-color="#ffffff" dr3d:shininess="1%" dr3d:shadow="hidden"/>
    </style:style>
    <style:style style:name="gr7" style:family="graphic" style:parent-style-name="standard">
      <style:graphic-properties draw:stroke="none" svg:stroke-width="0.051cm" svg:stroke-color="#dd4814" draw:marker-start="" draw:marker-start-width="0.076cm" draw:marker-start-center="false" draw:marker-end="" draw:marker-end-width="0.076cm" draw:marker-end-center="false" svg:stroke-opacity="100%" draw:stroke-linejoin="round" draw:fill="solid" draw:fill-color="#83ca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standard">
      <style:graphic-properties draw:stroke="none" svg:stroke-width="0.051cm" svg:stroke-color="#dd4814" draw:marker-start-width="0.076cm" draw:marker-end-width="0.076cm" svg:stroke-opacity="100%" draw:fill-color="#83caff" draw:shadow="hidden" dr3d:depth="0.18cm" dr3d:close-front="true" dr3d:close-back="true" dr3d:texture-generation-mode-x="parallel" dr3d:texture-generation-mode-y="parallel"/>
    </style:style>
    <style:style style:name="gr9" style:family="graphic" style:parent-style-name="objectwithoutfill">
      <style:graphic-properties svg:stroke-width="0.051cm" svg:stroke-color="#dd4814" draw:marker-start-width="0.076cm" draw:marker-end-width="0.076cm" svg:stroke-opacity="100%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dd4814" draw:marker-start-width="0.076cm" draw:marker-end-width="0.0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-color="#ffffff" draw:opacity="0%" draw:textarea-horizontal-align="justify" draw:textarea-vertical-align="middle" draw:auto-grow-height="false" draw:shadow-opacity="0%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bitmap" draw:fill-color="#cfe7f5" draw:secondary-fill-color="#99ccff" draw:gradient-step-count="0" draw:fill-hatch-solid="false" draw:fill-image-name="Bitmape_20_3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4" style:family="graphic" style:parent-style-name="standard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bitmap" draw:fill-color="#cfe7f5" draw:secondary-fill-color="#99ccff" draw:gradient-step-count="0" draw:fill-hatch-solid="false" draw:fill-image-name="Bitmape_20_3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edge-rounding="10%" dr3d:back-scale="100%" dr3d:depth="0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ffffff" dr3d:specular-color="#ffffff" dr3d:shininess="1%" dr3d:shadow="hidden"/>
    </style:style>
    <style:style style:name="gr15" style:family="graphic" style:parent-style-name="standard">
      <style:graphic-properties svg:stroke-width="0.051cm" svg:stroke-color="#000000" draw:marker-start-width="0.279cm" draw:marker-end-width="0.279cm" draw:fill-color="#ffffff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6" style:family="graphic" style:parent-style-name="standard">
      <style:graphic-properties draw:stroke="solid" svg:stroke-width="0.025cm" svg:stroke-color="#000000" draw:marker-start-width="0.229cm" draw:marker-end-width="0.22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3.809cm" svg:height="2.539cm" svg:x="0.054cm" svg:y="8.174cm" svg:viewBox="0 0 3810 2540" draw:points="0,2540 0,0 3810,0 3810,2540">
          <text:p/>
        </draw:polygon>
        <draw:line draw:style-name="gr2" draw:text-style-name="P1" draw:layer="layout" svg:x1="4.158cm" svg:y1="9.314cm" svg:x2="5.174cm" svg:y2="9.314cm">
          <text:p/>
        </draw:line>
        <draw:custom-shape draw:style-name="gr3" draw:text-style-name="P2" draw:layer="layout" svg:width="2.83cm" svg:height="2.14cm" svg:x="5.444cm" svg:y="8.19cm">
          <text:p text:style-name="P1"><text:span text:style-name="T1">Deep </text:span></text:p>
          <text:p text:style-name="P1"><text:span text:style-name="T1">Convolutional </text:span></text:p>
          <text:p text:style-name="P1"><text:span text:style-name="T1">Neural </text:span></text:p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666cm" svg:height="1.11cm" svg:x="10.048cm" svg:y="8.704cm">
          <draw:image xlink:href="Pictures/100000000000003F0000002A048A7DD5.png" xlink:type="simple" xlink:show="embed" xlink:actuate="onLoad">
            <text:p/>
          </draw:image>
        </draw:frame>
        <draw:frame draw:style-name="gr4" draw:text-style-name="P1" draw:layer="layout" svg:width="3.81cm" svg:height="2.515cm" svg:x="24.162cm" svg:y="8.144cm">
          <draw:image xlink:href="Pictures/10000000000001F40000014D2BAFA69E.png" xlink:type="simple" xlink:show="embed" xlink:actuate="onLoad">
            <text:p/>
          </draw:image>
        </draw:frame>
        <draw:g>
          <dr3d:scene draw:style-name="gr5" svg:width="3.729cm" svg:height="1.423cm" svg:x="18.959cm" svg:y="9.017cm" dr3d:transform="matrix (0.999882792410118 -0.00447447530003422 -0.0146417387264788 -0.00945335196511254 0.571829582780548 -0.820317964202692 0.0120430718161435 0.820360230220734 0.571720261223457 -17.8104054226906cm 8.76123555113815cm -13.2813037935147cm)" dr3d:vrp="(0 0 19430.2308571429)" dr3d:vpn="(0 0 18160.2308571429)" dr3d:projection="perspective" dr3d:distance="1.27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6" draw:layer="layout" svg:viewBox="14478 -18186 6350 4216" svg:d="m14478-18186v4216h6350v-4216z"/>
          </dr3d:scene>
          <dr3d:scene draw:style-name="gr7" xml:id="id1" draw:id="id1" svg:width="0.643cm" svg:height="0.393cm" svg:x="19.103cm" svg:y="8.939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</dr3d:scene>
          <dr3d:scene draw:style-name="gr7" xml:id="id2" draw:id="id2" svg:width="0.642cm" svg:height="0.393cm" svg:x="20.489cm" svg:y="8.9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</dr3d:scene>
          <dr3d:scene draw:style-name="gr7" xml:id="id5" draw:id="id5" svg:width="0.642cm" svg:height="0.392cm" svg:x="21.759cm" svg:y="8.94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</dr3d:scene>
          <dr3d:scene draw:style-name="gr7" xml:id="id6" draw:id="id6" svg:width="0.642cm" svg:height="0.393cm" svg:x="21.875cm" svg:y="9.46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</dr3d:scene>
          <dr3d:scene draw:style-name="gr7" xml:id="id7" draw:id="id7" svg:width="0.642cm" svg:height="0.393cm" svg:x="21.991cm" svg:y="10.039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</dr3d:scene>
          <dr3d:scene draw:style-name="gr7" xml:id="id4" draw:id="id4" svg:width="0.643cm" svg:height="0.392cm" svg:x="20.491cm" svg:y="10.0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</dr3d:scene>
          <dr3d:scene draw:style-name="gr7" xml:id="id3" draw:id="id3" svg:width="0.643cm" svg:height="0.392cm" svg:x="20.491cm" svg:y="9.46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</dr3d:scene>
          <dr3d:scene draw:style-name="gr7" xml:id="id9" draw:id="id9" svg:width="0.642cm" svg:height="0.393cm" svg:x="18.992cm" svg:y="9.46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</dr3d:scene>
          <dr3d:scene draw:style-name="gr7" xml:id="id8" draw:id="id8" svg:width="0.643cm" svg:height="0.392cm" svg:x="18.877cm" svg:y="10.042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</dr3d:scene>
          <draw:connector draw:style-name="gr9" draw:text-style-name="P1" draw:layer="layout" draw:type="curve" svg:x1="19.424cm" svg:y1="8.939cm" svg:x2="20.81cm" svg:y2="8.94cm" draw:start-shape="id1" draw:start-glue-point="0" draw:end-shape="id2" draw:end-glue-point="0" svg:d="m19424 8939c0-750 1386-750 1386 1" svg:viewBox="0 0 1387 564">
            <text:p/>
          </draw:connector>
          <draw:connector draw:style-name="gr9" draw:text-style-name="P1" draw:layer="layout" draw:type="curve" svg:x1="19.424cm" svg:y1="8.939cm" svg:x2="20.812cm" svg:y2="9.463cm" draw:start-shape="id1" draw:start-glue-point="0" draw:end-shape="id3" svg:d="m19424 8939c0-750 1388-1012 1388 524" svg:viewBox="0 0 1389 1123">
            <text:p/>
          </draw:connector>
          <draw:connector draw:style-name="gr9" draw:text-style-name="P1" draw:layer="layout" draw:type="curve" svg:x1="19.424cm" svg:y1="8.939cm" svg:x2="20.812cm" svg:y2="10.04cm" draw:start-shape="id1" draw:start-glue-point="0" draw:end-shape="id4" svg:d="m19424 8939c0-750 1388-1300 1388 1101" svg:viewBox="0 0 1389 1742">
            <text:p/>
          </draw:connector>
          <draw:connector draw:style-name="gr9" draw:text-style-name="P1" draw:layer="layout" draw:type="curve" svg:x1="19.424cm" svg:y1="8.939cm" svg:x2="22.08cm" svg:y2="8.941cm" draw:start-shape="id1" draw:start-glue-point="0" draw:end-shape="id5" draw:end-glue-point="0" svg:d="m19424 8939c0-750 2656-751 2656 2" svg:viewBox="0 0 2657 566">
            <text:p/>
          </draw:connector>
          <draw:connector draw:style-name="gr9" draw:text-style-name="P1" draw:layer="layout" draw:type="curve" svg:x1="19.424cm" svg:y1="8.939cm" svg:x2="22.196cm" svg:y2="9.461cm" draw:start-shape="id1" draw:start-glue-point="0" draw:end-shape="id6" draw:end-glue-point="0" svg:d="m19424 8939c0-750 2772-1011 2772 522" svg:viewBox="0 0 2773 1121">
            <text:p/>
          </draw:connector>
          <draw:connector draw:style-name="gr9" draw:text-style-name="P1" draw:layer="layout" draw:type="curve" svg:x1="19.424cm" svg:y1="8.939cm" svg:x2="22.312cm" svg:y2="10.039cm" draw:start-shape="id1" draw:start-glue-point="0" draw:end-shape="id7" svg:d="m19424 8939c0-750 2888-1300 2888 1100" svg:viewBox="0 0 2889 1741">
            <text:p/>
          </draw:connector>
          <draw:connector draw:style-name="gr9" draw:text-style-name="P1" draw:layer="layout" draw:type="curve" svg:x1="19.424cm" svg:y1="8.939cm" svg:x2="19.198cm" svg:y2="10.042cm" draw:start-shape="id1" draw:start-glue-point="0" draw:end-shape="id8" draw:end-glue-point="0" svg:d="m19424 8939c0-750-226-1301-226 1103" svg:viewBox="0 0 227 1745">
            <text:p/>
          </draw:connector>
          <draw:connector draw:style-name="gr9" draw:text-style-name="P1" draw:layer="layout" draw:type="curve" svg:x1="19.424cm" svg:y1="8.939cm" svg:x2="19.198cm" svg:y2="10.042cm" draw:start-shape="id1" draw:start-glue-point="0" draw:end-shape="id8" draw:end-glue-point="0" svg:d="m19424 8939c0-750-226-1301-226 1103" svg:viewBox="0 0 227 1745">
            <text:p/>
          </draw:connector>
          <draw:connector draw:style-name="gr9" draw:text-style-name="P1" draw:layer="layout" draw:type="curve" svg:x1="19.313cm" svg:y1="9.463cm" svg:x2="19.198cm" svg:y2="10.042cm" draw:start-shape="id9" draw:start-glue-point="0" draw:end-shape="id8" draw:end-glue-point="0" svg:d="m19313 9463c0-750-115-1039-115 579" svg:viewBox="0 0 116 1182">
            <text:p/>
          </draw:connector>
          <draw:connector draw:style-name="gr9" draw:text-style-name="P1" draw:layer="layout" draw:type="curve" svg:x1="19.313cm" svg:y1="9.463cm" svg:x2="20.81cm" svg:y2="8.94cm" draw:start-shape="id9" draw:start-glue-point="0" draw:end-shape="id2" draw:end-glue-point="0" svg:d="m19313 9463c0-1534 1497-1273 1497-523" svg:viewBox="0 0 1498 1122">
            <text:p/>
          </draw:connector>
          <draw:connector draw:style-name="gr9" draw:text-style-name="P1" draw:layer="layout" draw:type="curve" svg:x1="19.313cm" svg:y1="9.463cm" svg:x2="20.812cm" svg:y2="9.463cm" draw:start-shape="id9" draw:start-glue-point="0" draw:end-shape="id3" draw:end-glue-point="0" svg:d="m19313 9463c0-750 1499-750 1499 0" svg:viewBox="0 0 1500 563">
            <text:p/>
          </draw:connector>
          <draw:connector draw:style-name="gr9" draw:text-style-name="P1" draw:layer="layout" draw:type="curve" svg:x1="19.313cm" svg:y1="9.463cm" svg:x2="20.812cm" svg:y2="10.04cm" draw:start-shape="id9" draw:start-glue-point="0" draw:end-shape="id4" draw:end-glue-point="0" svg:d="m19313 9463c0-750 1499-1038 1499 577" svg:viewBox="0 0 1500 1180">
            <text:p/>
          </draw:connector>
          <draw:connector draw:style-name="gr10" draw:text-style-name="P1" draw:layer="layout" draw:type="curve" svg:x1="19.313cm" svg:y1="9.463cm" svg:x2="20.81cm" svg:y2="8.94cm" draw:start-shape="id9" draw:start-glue-point="0" draw:end-shape="id2" draw:end-glue-point="0" svg:d="m19313 9463c0-1534 1497-1273 1497-523" svg:viewBox="0 0 1498 1122">
            <text:p/>
          </draw:connector>
          <draw:connector draw:style-name="gr10" draw:text-style-name="P1" draw:layer="layout" draw:type="curve" svg:x1="19.313cm" svg:y1="9.463cm" svg:x2="22.08cm" svg:y2="8.941cm" draw:start-shape="id9" draw:start-glue-point="0" draw:end-shape="id5" draw:end-glue-point="0" svg:d="m19313 9463c0-1533 2767-1272 2767-522" svg:viewBox="0 0 2768 1121">
            <text:p/>
          </draw:connector>
          <draw:connector draw:style-name="gr10" draw:text-style-name="P1" draw:layer="layout" draw:type="curve" svg:x1="19.313cm" svg:y1="9.463cm" svg:x2="22.196cm" svg:y2="9.461cm" draw:start-shape="id9" draw:start-glue-point="0" draw:end-shape="id6" draw:end-glue-point="0" svg:d="m19313 9463c0-753 2883-752 2883-2" svg:viewBox="0 0 2884 566">
            <text:p/>
          </draw:connector>
          <draw:connector draw:style-name="gr10" draw:text-style-name="P1" draw:layer="layout" draw:type="curve" svg:x1="19.313cm" svg:y1="9.463cm" svg:x2="22.312cm" svg:y2="10.039cm" draw:start-shape="id9" draw:start-glue-point="0" draw:end-shape="id7" draw:end-glue-point="0" svg:d="m19313 9463c0-750 2999-1038 2999 576" svg:viewBox="0 0 3000 1179">
            <text:p/>
          </draw:connector>
          <draw:connector draw:style-name="gr10" draw:text-style-name="P1" draw:layer="layout" draw:type="curve" svg:x1="19.198cm" svg:y1="10.042cm" svg:x2="20.81cm" svg:y2="8.94cm" draw:start-shape="id8" draw:start-glue-point="0" draw:end-shape="id2" draw:end-glue-point="0" svg:d="m19198 10042c0-2403 1612-1852 1612-1102" svg:viewBox="0 0 1613 1744">
            <text:p/>
          </draw:connector>
          <draw:connector draw:style-name="gr10" draw:text-style-name="P1" draw:layer="layout" draw:type="curve" svg:x1="19.198cm" svg:y1="10.042cm" svg:x2="20.812cm" svg:y2="9.463cm" draw:start-shape="id8" draw:start-glue-point="0" draw:end-shape="id3" draw:end-glue-point="0" svg:d="m19198 10042c0-1618 1614-1329 1614-579" svg:viewBox="0 0 1615 1182">
            <text:p/>
          </draw:connector>
          <draw:connector draw:style-name="gr10" draw:text-style-name="P1" draw:layer="layout" draw:type="curve" svg:x1="19.198cm" svg:y1="10.042cm" svg:x2="20.812cm" svg:y2="10.04cm" draw:start-shape="id8" draw:start-glue-point="0" draw:end-shape="id4" draw:end-glue-point="0" svg:d="m19198 10042c0-753 1614-752 1614-2" svg:viewBox="0 0 1615 566">
            <text:p/>
          </draw:connector>
          <draw:connector draw:style-name="gr10" draw:text-style-name="P1" draw:layer="layout" draw:type="curve" svg:x1="19.198cm" svg:y1="10.042cm" svg:x2="22.08cm" svg:y2="8.941cm" draw:start-shape="id8" draw:start-glue-point="0" draw:end-shape="id5" draw:end-glue-point="0" svg:d="m19198 10042c0-2401 2882-1851 2882-1101" svg:viewBox="0 0 2883 1742">
            <text:p/>
          </draw:connector>
          <draw:connector draw:style-name="gr10" draw:text-style-name="P1" draw:layer="layout" draw:type="curve" svg:x1="19.198cm" svg:y1="10.042cm" svg:x2="22.196cm" svg:y2="9.461cm" draw:start-shape="id8" draw:start-glue-point="0" draw:end-shape="id6" draw:end-glue-point="0" svg:d="m19198 10042c0-1621 2998-1331 2998-581" svg:viewBox="0 0 2999 1184">
            <text:p/>
          </draw:connector>
          <draw:connector draw:style-name="gr10" draw:text-style-name="P1" draw:layer="layout" draw:type="curve" svg:x1="19.198cm" svg:y1="10.042cm" svg:x2="22.312cm" svg:y2="10.039cm" draw:start-shape="id8" draw:start-glue-point="0" draw:end-shape="id7" draw:end-glue-point="0" svg:d="m19198 10042c0-754 3114-753 3114-3" svg:viewBox="0 0 3115 567">
            <text:p/>
          </draw:connector>
          <draw:connector draw:style-name="gr10" draw:text-style-name="P1" draw:layer="layout" draw:type="curve" svg:x1="20.81cm" svg:y1="8.94cm" svg:x2="20.812cm" svg:y2="10.04cm" draw:start-shape="id2" draw:start-glue-point="0" draw:end-shape="id4" draw:end-glue-point="0" svg:d="m20810 8940c0-750 2-1300 2 1100" svg:viewBox="0 0 3 1741">
            <text:p/>
          </draw:connector>
          <draw:connector draw:style-name="gr10" draw:text-style-name="P1" draw:layer="layout" draw:type="curve" svg:x1="20.81cm" svg:y1="8.94cm" svg:x2="22.08cm" svg:y2="8.941cm" draw:start-shape="id2" draw:start-glue-point="0" draw:end-shape="id5" draw:end-glue-point="0" svg:d="m20810 8940c0-750 1270-750 1270 1" svg:viewBox="0 0 1271 564">
            <text:p/>
          </draw:connector>
          <draw:connector draw:style-name="gr10" draw:text-style-name="P1" draw:layer="layout" draw:type="curve" svg:x1="20.81cm" svg:y1="8.94cm" svg:x2="22.196cm" svg:y2="9.461cm" draw:start-shape="id2" draw:start-glue-point="0" draw:end-shape="id6" draw:end-glue-point="0" svg:d="m20810 8940c0-750 1386-1010 1386 521" svg:viewBox="0 0 1387 1120">
            <text:p/>
          </draw:connector>
          <draw:connector draw:style-name="gr10" draw:text-style-name="P1" draw:layer="layout" draw:type="curve" svg:x1="20.81cm" svg:y1="8.94cm" svg:x2="22.312cm" svg:y2="10.039cm" draw:start-shape="id2" draw:start-glue-point="0" draw:end-shape="id7" draw:end-glue-point="0" svg:d="m20810 8940c0-750 1502-1299 1502 1099" svg:viewBox="0 0 1503 1740">
            <text:p/>
          </draw:connector>
          <draw:connector draw:style-name="gr10" draw:text-style-name="P1" draw:layer="layout" draw:type="curve" svg:x1="20.812cm" svg:y1="9.463cm" svg:x2="22.08cm" svg:y2="8.941cm" draw:start-shape="id3" draw:start-glue-point="0" draw:end-shape="id5" draw:end-glue-point="0" svg:d="m20812 9463c0-1533 1268-1272 1268-522" svg:viewBox="0 0 1269 1121">
            <text:p/>
          </draw:connector>
          <draw:connector draw:style-name="gr10" draw:text-style-name="P1" draw:layer="layout" draw:type="curve" svg:x1="20.812cm" svg:y1="9.463cm" svg:x2="22.196cm" svg:y2="9.461cm" draw:start-shape="id3" draw:start-glue-point="0" draw:end-shape="id6" draw:end-glue-point="0" svg:d="m20812 9463c0-753 1384-752 1384-2" svg:viewBox="0 0 1385 566">
            <text:p/>
          </draw:connector>
          <draw:connector draw:style-name="gr10" draw:text-style-name="P1" draw:layer="layout" draw:type="curve" svg:x1="20.812cm" svg:y1="9.463cm" svg:x2="22.312cm" svg:y2="10.039cm" draw:start-shape="id3" draw:start-glue-point="0" draw:end-shape="id7" draw:end-glue-point="0" svg:d="m20812 9463c0-750 1500-1038 1500 576" svg:viewBox="0 0 1501 1179">
            <text:p/>
          </draw:connector>
          <draw:connector draw:style-name="gr10" draw:text-style-name="P1" draw:layer="layout" draw:type="curve" svg:x1="20.812cm" svg:y1="10.04cm" svg:x2="22.08cm" svg:y2="8.941cm" draw:start-shape="id4" draw:start-glue-point="0" draw:end-shape="id5" draw:end-glue-point="0" svg:d="m20812 10040c0-2398 1268-1849 1268-1099" svg:viewBox="0 0 1269 1740">
            <text:p/>
          </draw:connector>
          <draw:connector draw:style-name="gr10" draw:text-style-name="P1" draw:layer="layout" draw:type="curve" svg:x1="20.812cm" svg:y1="10.04cm" svg:x2="22.196cm" svg:y2="9.461cm" draw:start-shape="id4" draw:start-glue-point="0" draw:end-shape="id6" draw:end-glue-point="0" svg:d="m20812 10040c0-1618 1384-1329 1384-579" svg:viewBox="0 0 1385 1182">
            <text:p/>
          </draw:connector>
          <draw:connector draw:style-name="gr10" draw:text-style-name="P1" draw:layer="layout" draw:type="curve" svg:x1="20.812cm" svg:y1="10.04cm" svg:x2="22.312cm" svg:y2="10.039cm" draw:start-shape="id4" draw:start-glue-point="0" draw:end-shape="id7" draw:end-glue-point="0" svg:d="m20812 10040c0-751 1500-751 1500-1" svg:viewBox="0 0 1501 564">
            <text:p/>
          </draw:connector>
          <draw:connector draw:style-name="gr10" draw:text-style-name="P1" draw:layer="layout" draw:type="curve" svg:x1="22.08cm" svg:y1="8.941cm" svg:x2="22.196cm" svg:y2="9.461cm" draw:start-shape="id5" draw:start-glue-point="0" draw:end-shape="id6" draw:end-glue-point="0" svg:d="m22080 8941c0-750 116-1010 116 520" svg:viewBox="0 0 117 1119">
            <text:p/>
          </draw:connector>
          <draw:connector draw:style-name="gr10" draw:text-style-name="P1" draw:layer="layout" draw:type="curve" svg:x1="22.08cm" svg:y1="8.941cm" svg:x2="22.312cm" svg:y2="10.039cm" draw:start-shape="id5" draw:start-glue-point="0" draw:end-shape="id7" draw:end-glue-point="0" svg:d="m22080 8941c0-750 232-1299 232 1098" svg:viewBox="0 0 233 1739">
            <text:p/>
          </draw:connector>
          <draw:connector draw:style-name="gr10" draw:text-style-name="P1" draw:layer="layout" draw:type="curve" svg:x1="19.424cm" svg:y1="8.939cm" svg:x2="19.313cm" svg:y2="9.463cm" draw:start-shape="id1" draw:start-glue-point="0" draw:end-shape="id9" draw:end-glue-point="0" svg:d="m19424 8939c0-750-111-1012-111 524" svg:viewBox="0 0 112 1123">
            <text:p/>
          </draw:connector>
        </draw:g>
        <draw:custom-shape draw:style-name="gr11" draw:text-style-name="P3" draw:layer="layout" svg:width="2.286cm" svg:height="0.908cm" svg:x="0.816cm" svg:y="7.112cm">
          <text:p text:style-name="P1"><text:span text:style-name="T2">Inpu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616cm" svg:y1="9.206cm" svg:x2="9.632cm" svg:y2="9.206cm">
          <text:p/>
        </draw:line>
        <draw:custom-shape draw:style-name="gr11" draw:text-style-name="P3" draw:layer="layout" svg:width="2.252cm" svg:height="1.27cm" svg:x="9.786cm" svg:y="7.374cm">
          <text:p text:style-name="P1"><text:span text:style-name="T2">Coarse</text:span></text:p>
          <text:p text:style-name="P1"><text:span text:style-name="T2">Outpu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18cm" svg:y1="9.206cm" svg:x2="13.196cm" svg:y2="9.206cm">
          <text:p/>
        </draw:line>
        <draw:frame draw:style-name="gr4" draw:text-style-name="P1" draw:layer="layout" svg:width="3.81cm" svg:height="2.54cm" svg:x="13.558cm" svg:y="8.142cm">
          <draw:image xlink:href="Pictures/10000000000001F40000014D6C2100C9.png" xlink:type="simple" xlink:show="embed" xlink:actuate="onLoad">
            <text:p/>
          </draw:image>
        </draw:frame>
        <draw:custom-shape draw:style-name="gr11" draw:text-style-name="P3" draw:layer="layout" svg:width="5.416cm" svg:height="1.024cm" svg:x="12.718cm" svg:y="7.112cm">
          <text:p text:style-name="P1"><text:span text:style-name="T2">Bi-linear Upsampling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679cm" svg:y1="9.056cm" svg:x2="18.695cm" svg:y2="9.056cm">
          <text:p/>
        </draw:line>
        <draw:line draw:style-name="gr2" draw:text-style-name="P1" draw:layer="layout" svg:x1="22.878cm" svg:y1="9.106cm" svg:x2="23.894cm" svg:y2="9.106cm">
          <text:p/>
        </draw:line>
        <draw:custom-shape draw:style-name="gr11" draw:text-style-name="P3" draw:layer="layout" svg:width="3cm" svg:height="1.024cm" svg:x="19.318cm" svg:y="7.112cm">
          <text:p text:style-name="P1"><text:span text:style-name="T2">Fully Connected CRF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509cm" svg:height="0.762cm" svg:x="24.823cm" svg:y="7.274cm">
          <text:p text:style-name="P1"><text:span text:style-name="T2">Final Outpu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polygon draw:style-name="gr1" draw:text-style-name="P1" draw:layer="layout" svg:width="5.079cm" svg:height="3.377cm" svg:x="3.954cm" svg:y="3.774cm" svg:viewBox="0 0 5080 3378" draw:points="0,3378 0,0 5080,0 5080,3378">
            <text:p/>
          </draw:polygon>
          <draw:line draw:style-name="gr2" draw:text-style-name="P1" draw:layer="layout" svg:x1="10.058cm" svg:y1="5.314cm" svg:x2="11.582cm" svg:y2="5.314cm">
            <text:p/>
          </draw:line>
          <draw:custom-shape draw:style-name="gr3" draw:text-style-name="P3" draw:layer="layout" svg:width="3.302cm" svg:height="2.489cm" svg:x="12.644cm" svg:y="4.09cm">
            <text:p text:style-name="P1"><text:span text:style-name="T2">Deep </text:span></text:p>
            <text:p text:style-name="P1"><text:span text:style-name="T2">Convolutional </text:span></text:p>
            <text:p text:style-name="P1"><text:span text:style-name="T2">Neural </text:span></text:p>
            <text:p text:style-name="P1"><text:span text:style-name="T2">Network</text:span>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1.666cm" svg:height="1.11cm" svg:x="20.348cm" svg:y="4.804cm">
            <draw:image xlink:href="Pictures/100000000000003F0000002A048A7DD5.png" xlink:type="simple" xlink:show="embed" xlink:actuate="onLoad">
              <text:p/>
            </draw:image>
          </draw:frame>
          <draw:frame draw:style-name="gr4" draw:text-style-name="P1" draw:layer="layout" svg:width="5.08cm" svg:height="3.353cm" svg:x="3.962cm" svg:y="8.89cm">
            <draw:image xlink:href="Pictures/10000000000001F40000014D2BAFA69E.png" xlink:type="simple" xlink:show="embed" xlink:actuate="onLoad">
              <text:p/>
            </draw:image>
          </draw:frame>
          <draw:g>
            <dr3d:scene draw:style-name="gr5" svg:width="4.971cm" svg:height="1.89cm" svg:x="11.962cm" svg:y="9.914cm" dr3d:transform="matrix (0.999882792410118 -0.00447447530003422 -0.0146417387264788 -0.00945335196511254 0.571829582780548 -0.820317964202692 0.0120430718161435 0.820360230220734 0.571720261223457 -17.8104054226906cm 8.76123555113815cm -13.2813037935147cm)" dr3d:vrp="(0 0 19430.2308571429)" dr3d:vpn="(0 0 18160.2308571429)" dr3d:projection="perspective" dr3d:distance="1.27cm" dr3d:focal-length="10.008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6" draw:layer="layout" svg:viewBox="14478 -18186 6350 4216" svg:d="m14478-18186v4216h6350v-4216z"/>
            </dr3d:scene>
            <dr3d:scene draw:style-name="gr7" xml:id="id10" draw:id="id10" svg:width="0.857cm" svg:height="0.522cm" svg:x="12.154cm" svg:y="9.8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  </dr3d:scene>
            <dr3d:scene draw:style-name="gr7" xml:id="id11" draw:id="id11" svg:width="0.856cm" svg:height="0.522cm" svg:x="14.002cm" svg:y="9.812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  </dr3d:scene>
            <dr3d:scene draw:style-name="gr7" xml:id="id14" draw:id="id14" svg:width="0.855cm" svg:height="0.521cm" svg:x="15.695cm" svg:y="9.81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  </dr3d:scene>
            <dr3d:scene draw:style-name="gr7" xml:id="id15" draw:id="id15" svg:width="0.856cm" svg:height="0.522cm" svg:x="15.849cm" svg:y="10.50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  </dr3d:scene>
            <dr3d:scene draw:style-name="gr7" xml:id="id16" draw:id="id16" svg:width="0.856cm" svg:height="0.522cm" svg:x="16.004cm" svg:y="11.27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  </dr3d:scene>
            <dr3d:scene draw:style-name="gr7" xml:id="id13" draw:id="id13" svg:width="0.858cm" svg:height="0.52cm" svg:x="14.004cm" svg:y="11.27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  </dr3d:scene>
            <dr3d:scene draw:style-name="gr7" xml:id="id12" draw:id="id12" svg:width="0.858cm" svg:height="0.521cm" svg:x="14.004cm" svg:y="10.506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  </dr3d:scene>
            <dr3d:scene draw:style-name="gr7" xml:id="id18" draw:id="id18" svg:width="0.856cm" svg:height="0.522cm" svg:x="12.006cm" svg:y="10.506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  </dr3d:scene>
            <dr3d:scene draw:style-name="gr7" xml:id="id17" draw:id="id17" svg:width="0.857cm" svg:height="0.521cm" svg:x="11.853cm" svg:y="11.275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  </dr3d:scene>
            <draw:connector draw:style-name="gr9" draw:text-style-name="P1" draw:layer="layout" draw:type="curve" svg:x1="12.582cm" svg:y1="9.81cm" svg:x2="14.43cm" svg:y2="9.812cm" draw:start-shape="id10" draw:start-glue-point="0" draw:end-shape="id11" draw:end-glue-point="0" svg:d="m12582 9810c0-750 1848-751 1848 2" svg:viewBox="0 0 1849 566">
              <text:p/>
            </draw:connector>
            <draw:connector draw:style-name="gr9" draw:text-style-name="P1" draw:layer="layout" draw:type="curve" svg:x1="12.582cm" svg:y1="9.81cm" svg:x2="14.433cm" svg:y2="10.506cm" draw:start-shape="id10" draw:start-glue-point="0" draw:end-shape="id12" svg:d="m12582 9810c0-750 1851-1098 1851 696" svg:viewBox="0 0 1852 1308">
              <text:p/>
            </draw:connector>
            <draw:connector draw:style-name="gr9" draw:text-style-name="P1" draw:layer="layout" draw:type="curve" svg:x1="12.582cm" svg:y1="9.81cm" svg:x2="14.433cm" svg:y2="11.273cm" draw:start-shape="id10" draw:start-glue-point="0" draw:end-shape="id13" svg:d="m12582 9810c0-750 1851-1481 1851 1463" svg:viewBox="0 0 1852 2132">
              <text:p/>
            </draw:connector>
            <draw:connector draw:style-name="gr9" draw:text-style-name="P1" draw:layer="layout" draw:type="curve" svg:x1="12.582cm" svg:y1="9.81cm" svg:x2="16.122cm" svg:y2="9.813cm" draw:start-shape="id10" draw:start-glue-point="0" draw:end-shape="id14" draw:end-glue-point="0" svg:d="m12582 9810c0-750 3540-751 3540 3" svg:viewBox="0 0 3541 567">
              <text:p/>
            </draw:connector>
            <draw:connector draw:style-name="gr9" draw:text-style-name="P1" draw:layer="layout" draw:type="curve" svg:x1="12.582cm" svg:y1="9.81cm" svg:x2="16.277cm" svg:y2="10.504cm" draw:start-shape="id10" draw:start-glue-point="0" draw:end-shape="id15" draw:end-glue-point="0" svg:d="m12582 9810c0-750 3695-1097 3695 694" svg:viewBox="0 0 3696 1305">
              <text:p/>
            </draw:connector>
            <draw:connector draw:style-name="gr9" draw:text-style-name="P1" draw:layer="layout" draw:type="curve" svg:x1="12.582cm" svg:y1="9.81cm" svg:x2="16.432cm" svg:y2="11.271cm" draw:start-shape="id10" draw:start-glue-point="0" draw:end-shape="id16" svg:d="m12582 9810c0-750 3850-1480 3850 1461" svg:viewBox="0 0 3851 2130">
              <text:p/>
            </draw:connector>
            <draw:connector draw:style-name="gr9" draw:text-style-name="P1" draw:layer="layout" draw:type="curve" svg:x1="12.582cm" svg:y1="9.81cm" svg:x2="12.281cm" svg:y2="11.275cm" draw:start-shape="id10" draw:start-glue-point="0" draw:end-shape="id17" draw:end-glue-point="0" svg:d="m12582 9810c0-750-301-1482-301 1465" svg:viewBox="0 0 302 2134">
              <text:p/>
            </draw:connector>
            <draw:connector draw:style-name="gr9" draw:text-style-name="P1" draw:layer="layout" draw:type="curve" svg:x1="12.582cm" svg:y1="9.81cm" svg:x2="12.281cm" svg:y2="11.275cm" draw:start-shape="id10" draw:start-glue-point="0" draw:end-shape="id17" draw:end-glue-point="0" svg:d="m12582 9810c0-750-301-1482-301 1465" svg:viewBox="0 0 302 2134">
              <text:p/>
            </draw:connector>
            <draw:connector draw:style-name="gr9" draw:text-style-name="P1" draw:layer="layout" draw:type="curve" svg:x1="12.434cm" svg:y1="10.506cm" svg:x2="12.281cm" svg:y2="11.275cm" draw:start-shape="id18" draw:start-glue-point="0" draw:end-shape="id17" draw:end-glue-point="0" svg:d="m12434 10506c0-750-153-1134-153 769" svg:viewBox="0 0 154 1386">
              <text:p/>
            </draw:connector>
            <draw:connector draw:style-name="gr9" draw:text-style-name="P1" draw:layer="layout" draw:type="curve" svg:x1="12.434cm" svg:y1="10.506cm" svg:x2="14.43cm" svg:y2="9.812cm" draw:start-shape="id18" draw:start-glue-point="0" draw:end-shape="id11" draw:end-glue-point="0" svg:d="m12434 10506c0-1791 1996-1444 1996-694" svg:viewBox="0 0 1997 1305">
              <text:p/>
            </draw:connector>
            <draw:connector draw:style-name="gr9" draw:text-style-name="P1" draw:layer="layout" draw:type="curve" svg:x1="12.434cm" svg:y1="10.506cm" svg:x2="14.433cm" svg:y2="10.506cm" draw:start-shape="id18" draw:start-glue-point="0" draw:end-shape="id12" draw:end-glue-point="0" svg:d="m12434 10506c0-750 1999-750 1999 0" svg:viewBox="0 0 2000 563">
              <text:p/>
            </draw:connector>
            <draw:connector draw:style-name="gr9" draw:text-style-name="P1" draw:layer="layout" draw:type="curve" svg:x1="12.434cm" svg:y1="10.506cm" svg:x2="14.433cm" svg:y2="11.273cm" draw:start-shape="id18" draw:start-glue-point="0" draw:end-shape="id13" draw:end-glue-point="0" svg:d="m12434 10506c0-750 1999-1133 1999 767" svg:viewBox="0 0 2000 1384">
              <text:p/>
            </draw:connector>
            <draw:connector draw:style-name="gr10" draw:text-style-name="P1" draw:layer="layout" draw:type="curve" svg:x1="12.434cm" svg:y1="10.506cm" svg:x2="14.43cm" svg:y2="9.812cm" draw:start-shape="id18" draw:start-glue-point="0" draw:end-shape="id11" draw:end-glue-point="0" svg:d="m12434 10506c0-1791 1996-1444 1996-694" svg:viewBox="0 0 1997 1305">
              <text:p/>
            </draw:connector>
            <draw:connector draw:style-name="gr10" draw:text-style-name="P1" draw:layer="layout" draw:type="curve" svg:x1="12.434cm" svg:y1="10.506cm" svg:x2="16.122cm" svg:y2="9.813cm" draw:start-shape="id18" draw:start-glue-point="0" draw:end-shape="id14" draw:end-glue-point="0" svg:d="m12434 10506c0-1789 3688-1443 3688-693" svg:viewBox="0 0 3689 1304">
              <text:p/>
            </draw:connector>
            <draw:connector draw:style-name="gr10" draw:text-style-name="P1" draw:layer="layout" draw:type="curve" svg:x1="12.434cm" svg:y1="10.506cm" svg:x2="16.277cm" svg:y2="10.504cm" draw:start-shape="id18" draw:start-glue-point="0" draw:end-shape="id15" draw:end-glue-point="0" svg:d="m12434 10506c0-753 3843-752 3843-2" svg:viewBox="0 0 3844 566">
              <text:p/>
            </draw:connector>
            <draw:connector draw:style-name="gr10" draw:text-style-name="P1" draw:layer="layout" draw:type="curve" svg:x1="12.434cm" svg:y1="10.506cm" svg:x2="16.432cm" svg:y2="11.271cm" draw:start-shape="id18" draw:start-glue-point="0" draw:end-shape="id16" draw:end-glue-point="0" svg:d="m12434 10506c0-750 3998-1132 3998 765" svg:viewBox="0 0 3999 1381">
              <text:p/>
            </draw:connector>
            <draw:connector draw:style-name="gr10" draw:text-style-name="P1" draw:layer="layout" draw:type="curve" svg:x1="12.281cm" svg:y1="11.275cm" svg:x2="14.43cm" svg:y2="9.812cm" draw:start-shape="id17" draw:start-glue-point="0" draw:end-shape="id11" draw:end-glue-point="0" svg:d="m12281 11275c0-2944 2149-2213 2149-1463" svg:viewBox="0 0 2150 2132">
              <text:p/>
            </draw:connector>
            <draw:connector draw:style-name="gr10" draw:text-style-name="P1" draw:layer="layout" draw:type="curve" svg:x1="12.281cm" svg:y1="11.275cm" svg:x2="14.433cm" svg:y2="10.506cm" draw:start-shape="id17" draw:start-glue-point="0" draw:end-shape="id12" draw:end-glue-point="0" svg:d="m12281 11275c0-1903 2152-1519 2152-769" svg:viewBox="0 0 2153 1386">
              <text:p/>
            </draw:connector>
            <draw:connector draw:style-name="gr10" draw:text-style-name="P1" draw:layer="layout" draw:type="curve" svg:x1="12.281cm" svg:y1="11.275cm" svg:x2="14.433cm" svg:y2="11.273cm" draw:start-shape="id17" draw:start-glue-point="0" draw:end-shape="id13" draw:end-glue-point="0" svg:d="m12281 11275c0-753 2152-752 2152-2" svg:viewBox="0 0 2153 566">
              <text:p/>
            </draw:connector>
            <draw:connector draw:style-name="gr10" draw:text-style-name="P1" draw:layer="layout" draw:type="curve" svg:x1="12.281cm" svg:y1="11.275cm" svg:x2="16.122cm" svg:y2="9.813cm" draw:start-shape="id17" draw:start-glue-point="0" draw:end-shape="id14" draw:end-glue-point="0" svg:d="m12281 11275c0-2943 3841-2212 3841-1462" svg:viewBox="0 0 3842 2131">
              <text:p/>
            </draw:connector>
            <draw:connector draw:style-name="gr10" draw:text-style-name="P1" draw:layer="layout" draw:type="curve" svg:x1="12.281cm" svg:y1="11.275cm" svg:x2="16.277cm" svg:y2="10.504cm" draw:start-shape="id17" draw:start-glue-point="0" draw:end-shape="id15" draw:end-glue-point="0" svg:d="m12281 11275c0-1906 3996-1521 3996-771" svg:viewBox="0 0 3997 1388">
              <text:p/>
            </draw:connector>
            <draw:connector draw:style-name="gr10" draw:text-style-name="P1" draw:layer="layout" draw:type="curve" svg:x1="12.281cm" svg:y1="11.275cm" svg:x2="16.432cm" svg:y2="11.271cm" draw:start-shape="id17" draw:start-glue-point="0" draw:end-shape="id16" draw:end-glue-point="0" svg:d="m12281 11275c0-756 4151-754 4151-4" svg:viewBox="0 0 4152 568">
              <text:p/>
            </draw:connector>
            <draw:connector draw:style-name="gr10" draw:text-style-name="P1" draw:layer="layout" draw:type="curve" svg:x1="14.43cm" svg:y1="9.812cm" svg:x2="14.433cm" svg:y2="11.273cm" draw:start-shape="id11" draw:start-glue-point="0" draw:end-shape="id13" draw:end-glue-point="0" svg:d="m14430 9812c0-750 3-1480 3 1461" svg:viewBox="0 0 4 2130">
              <text:p/>
            </draw:connector>
            <draw:connector draw:style-name="gr10" draw:text-style-name="P1" draw:layer="layout" draw:type="curve" svg:x1="14.43cm" svg:y1="9.812cm" svg:x2="16.122cm" svg:y2="9.813cm" draw:start-shape="id11" draw:start-glue-point="0" draw:end-shape="id14" draw:end-glue-point="0" svg:d="m14430 9812c0-750 1692-750 1692 1" svg:viewBox="0 0 1693 564">
              <text:p/>
            </draw:connector>
            <draw:connector draw:style-name="gr10" draw:text-style-name="P1" draw:layer="layout" draw:type="curve" svg:x1="14.43cm" svg:y1="9.812cm" svg:x2="16.277cm" svg:y2="10.504cm" draw:start-shape="id11" draw:start-glue-point="0" draw:end-shape="id15" draw:end-glue-point="0" svg:d="m14430 9812c0-750 1847-1096 1847 692" svg:viewBox="0 0 1848 1303">
              <text:p/>
            </draw:connector>
            <draw:connector draw:style-name="gr10" draw:text-style-name="P1" draw:layer="layout" draw:type="curve" svg:x1="14.43cm" svg:y1="9.812cm" svg:x2="16.432cm" svg:y2="11.271cm" draw:start-shape="id11" draw:start-glue-point="0" draw:end-shape="id16" draw:end-glue-point="0" svg:d="m14430 9812c0-750 2002-1479 2002 1459" svg:viewBox="0 0 2003 2128">
              <text:p/>
            </draw:connector>
            <draw:connector draw:style-name="gr10" draw:text-style-name="P1" draw:layer="layout" draw:type="curve" svg:x1="14.433cm" svg:y1="10.506cm" svg:x2="16.122cm" svg:y2="9.813cm" draw:start-shape="id12" draw:start-glue-point="0" draw:end-shape="id14" draw:end-glue-point="0" svg:d="m14433 10506c0-1789 1689-1443 1689-693" svg:viewBox="0 0 1690 1304">
              <text:p/>
            </draw:connector>
            <draw:connector draw:style-name="gr10" draw:text-style-name="P1" draw:layer="layout" draw:type="curve" svg:x1="14.433cm" svg:y1="10.506cm" svg:x2="16.277cm" svg:y2="10.504cm" draw:start-shape="id12" draw:start-glue-point="0" draw:end-shape="id15" draw:end-glue-point="0" svg:d="m14433 10506c0-753 1844-752 1844-2" svg:viewBox="0 0 1845 566">
              <text:p/>
            </draw:connector>
            <draw:connector draw:style-name="gr10" draw:text-style-name="P1" draw:layer="layout" draw:type="curve" svg:x1="14.433cm" svg:y1="10.506cm" svg:x2="16.432cm" svg:y2="11.271cm" draw:start-shape="id12" draw:start-glue-point="0" draw:end-shape="id16" draw:end-glue-point="0" svg:d="m14433 10506c0-750 1999-1132 1999 765" svg:viewBox="0 0 2000 1381">
              <text:p/>
            </draw:connector>
            <draw:connector draw:style-name="gr10" draw:text-style-name="P1" draw:layer="layout" draw:type="curve" svg:x1="14.433cm" svg:y1="11.273cm" svg:x2="16.122cm" svg:y2="9.813cm" draw:start-shape="id13" draw:start-glue-point="0" draw:end-shape="id14" draw:end-glue-point="0" svg:d="m14433 11273c0-2940 1689-2210 1689-1460" svg:viewBox="0 0 1690 2129">
              <text:p/>
            </draw:connector>
            <draw:connector draw:style-name="gr10" draw:text-style-name="P1" draw:layer="layout" draw:type="curve" svg:x1="14.433cm" svg:y1="11.273cm" svg:x2="16.277cm" svg:y2="10.504cm" draw:start-shape="id13" draw:start-glue-point="0" draw:end-shape="id15" draw:end-glue-point="0" svg:d="m14433 11273c0-1903 1844-1519 1844-769" svg:viewBox="0 0 1845 1386">
              <text:p/>
            </draw:connector>
            <draw:connector draw:style-name="gr10" draw:text-style-name="P1" draw:layer="layout" draw:type="curve" svg:x1="14.433cm" svg:y1="11.273cm" svg:x2="16.432cm" svg:y2="11.271cm" draw:start-shape="id13" draw:start-glue-point="0" draw:end-shape="id16" draw:end-glue-point="0" svg:d="m14433 11273c0-753 1999-752 1999-2" svg:viewBox="0 0 2000 566">
              <text:p/>
            </draw:connector>
            <draw:connector draw:style-name="gr10" draw:text-style-name="P1" draw:layer="layout" draw:type="curve" svg:x1="16.122cm" svg:y1="9.813cm" svg:x2="16.277cm" svg:y2="10.504cm" draw:start-shape="id14" draw:start-glue-point="0" draw:end-shape="id15" draw:end-glue-point="0" svg:d="m16122 9813c0-750 155-1095 155 691" svg:viewBox="0 0 156 1302">
              <text:p/>
            </draw:connector>
            <draw:connector draw:style-name="gr10" draw:text-style-name="P1" draw:layer="layout" draw:type="curve" svg:x1="16.122cm" svg:y1="9.813cm" svg:x2="16.432cm" svg:y2="11.271cm" draw:start-shape="id14" draw:start-glue-point="0" draw:end-shape="id16" draw:end-glue-point="0" svg:d="m16122 9813c0-750 310-1479 310 1458" svg:viewBox="0 0 311 2127">
              <text:p/>
            </draw:connector>
            <draw:connector draw:style-name="gr10" draw:text-style-name="P1" draw:layer="layout" draw:type="curve" svg:x1="12.582cm" svg:y1="9.81cm" svg:x2="12.434cm" svg:y2="10.506cm" draw:start-shape="id10" draw:start-glue-point="0" draw:end-shape="id18" draw:end-glue-point="0" svg:d="m12582 9810c0-750-148-1098-148 696" svg:viewBox="0 0 149 1308">
              <text:p/>
            </draw:connector>
          </draw:g>
          <draw:custom-shape draw:style-name="gr11" draw:text-style-name="P3" draw:layer="layout" svg:width="2.286cm" svg:height="0.908cm" svg:x="5.216cm" svg:y="2.912cm">
            <text:p text:style-name="P1"><text:span text:style-name="T2">Input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6.916cm" svg:y1="5.306cm" svg:x2="18.44cm" svg:y2="5.306cm">
            <text:p/>
          </draw:line>
          <draw:custom-shape draw:style-name="gr11" draw:text-style-name="P3" draw:layer="layout" svg:width="2.252cm" svg:height="1.27cm" svg:x="19.986cm" svg:y="3.274cm">
            <text:p text:style-name="P1"><text:span text:style-name="T2">Coarse</text:span></text:p>
            <text:p text:style-name="P1"><text:span text:style-name="T2">Output</text:span>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5.08cm" svg:height="3.378cm" svg:x="18.834cm" svg:y="8.892cm">
            <draw:image xlink:href="Pictures/10000000000001F40000014D6C2100C9.png" xlink:type="simple" xlink:show="embed" xlink:actuate="onLoad">
              <text:p/>
            </draw:image>
          </draw:frame>
          <draw:custom-shape draw:style-name="gr11" draw:text-style-name="P3" draw:layer="layout" svg:width="5.416cm" svg:height="1.024cm" svg:x="18.702cm" svg:y="7.96cm">
            <text:p text:style-name="P1"><text:span text:style-name="T2">Bi-linear Interpola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3cm" svg:height="1.024cm" svg:x="12.894cm" svg:y="7.973cm">
            <text:p text:style-name="P1"><text:span text:style-name="T2">Fully Connected CR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2.509cm" svg:height="0.762cm" svg:x="5.185cm" svg:y="8.115cm">
            <text:p text:style-name="P1"><text:span text:style-name="T2">Final Output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1.204cm" svg:y1="6.55cm" svg:x2="21.204cm" svg:y2="8.074cm">
            <text:p/>
          </draw:line>
          <draw:line draw:style-name="gr2" draw:text-style-name="P1" draw:layer="layout" svg:x1="18.38cm" svg:y1="10.53cm" svg:x2="16.856cm" svg:y2="10.53cm">
            <text:p/>
          </draw:line>
          <draw:line draw:style-name="gr2" draw:text-style-name="P1" draw:layer="layout" svg:x1="11.58cm" svg:y1="10.48cm" svg:x2="10.056cm" svg:y2="10.48cm">
            <text:p/>
          </draw:line>
        </draw:g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polygon draw:style-name="gr1" draw:text-style-name="P1" draw:layer="layout" svg:width="5.079cm" svg:height="3.377cm" svg:x="3.954cm" svg:y="3.774cm" svg:viewBox="0 0 5080 3378" draw:points="0,3378 0,0 5080,0 5080,3378">
            <text:p/>
          </draw:polygon>
          <draw:line draw:style-name="gr2" draw:text-style-name="P1" draw:layer="layout" svg:x1="10.058cm" svg:y1="5.314cm" svg:x2="11.582cm" svg:y2="5.314cm">
            <text:p/>
          </draw:line>
          <draw:custom-shape draw:style-name="gr3" draw:text-style-name="P3" draw:layer="layout" svg:width="3.302cm" svg:height="2.489cm" svg:x="12.644cm" svg:y="4.09cm">
            <text:p text:style-name="P1"><text:span text:style-name="T2">Deep </text:span></text:p>
            <text:p text:style-name="P1"><text:span text:style-name="T2">Convolutional </text:span></text:p>
            <text:p text:style-name="P1"><text:span text:style-name="T2">Neural </text:span></text:p>
            <text:p text:style-name="P1"><text:span text:style-name="T2">Network</text:span>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5.08cm" svg:height="3.353cm" svg:x="3.962cm" svg:y="8.89cm">
            <draw:image xlink:href="Pictures/10000000000001F40000014D2BAFA69E.png" xlink:type="simple" xlink:show="embed" xlink:actuate="onLoad">
              <text:p/>
            </draw:image>
          </draw:frame>
          <draw:g>
            <dr3d:scene draw:style-name="gr13" svg:width="4.978cm" svg:height="1.881cm" svg:x="11.846cm" svg:y="9.96cm" dr3d:transform="matrix (1 0 0 0 0.939692620785931 0.342020143325607 0 -0.342020143325607 0.939692620785931 -20.32cm 15.0558292782679cm 4.93873931217799cm)" dr3d:vrp="(0 0 15798.7565714286)" dr3d:vpn="(0 0 14528.7565714286)" dr3d:projection="perspective" dr3d:distance="1.27cm" dr3d:focal-length="10.008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14" draw:layer="layout" dr3d:transform="matrix (0.999949935303792 -0.000292440582527463 -0.0100020680086331 -0.00953056617655142 0.276722290791242 -0.96090267045504 0.00304880210869886 0.960949888525798 0.276705649649503 -0.151363095575247cm -11.9266121556272cm -14.6398622758642cm)" svg:viewBox="17780 -17526 5080 3378" svg:d="m17780-17526v3378h5080v-3378z"/>
            </dr3d:scene>
            <dr3d:scene draw:style-name="gr7" xml:id="id19" draw:id="id19" svg:width="0.857cm" svg:height="0.522cm" svg:x="12.093cm" svg:y="9.862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  </dr3d:scene>
            <dr3d:scene draw:style-name="gr7" xml:id="id20" draw:id="id20" svg:width="0.856cm" svg:height="0.522cm" svg:x="13.941cm" svg:y="9.86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  </dr3d:scene>
            <dr3d:scene draw:style-name="gr7" xml:id="id23" draw:id="id23" svg:width="0.855cm" svg:height="0.521cm" svg:x="15.634cm" svg:y="9.865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  </dr3d:scene>
            <dr3d:scene draw:style-name="gr7" xml:id="id24" draw:id="id24" svg:width="0.856cm" svg:height="0.522cm" svg:x="15.788cm" svg:y="10.556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  </dr3d:scene>
            <dr3d:scene draw:style-name="gr7" xml:id="id25" draw:id="id25" svg:width="0.856cm" svg:height="0.522cm" svg:x="15.943cm" svg:y="11.32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  </dr3d:scene>
            <dr3d:scene draw:style-name="gr7" xml:id="id22" draw:id="id22" svg:width="0.858cm" svg:height="0.52cm" svg:x="13.943cm" svg:y="11.325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  </dr3d:scene>
            <dr3d:scene draw:style-name="gr7" xml:id="id21" draw:id="id21" svg:width="0.858cm" svg:height="0.521cm" svg:x="13.943cm" svg:y="10.558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  </dr3d:scene>
            <dr3d:scene draw:style-name="gr7" xml:id="id27" draw:id="id27" svg:width="0.856cm" svg:height="0.522cm" svg:x="11.945cm" svg:y="10.558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  </dr3d:scene>
            <dr3d:scene draw:style-name="gr7" xml:id="id26" draw:id="id26" svg:width="0.857cm" svg:height="0.521cm" svg:x="11.792cm" svg:y="11.327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72 -13977 882 769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01-6zm763-763z"/>
            </dr3d:scene>
            <draw:connector draw:style-name="gr9" draw:text-style-name="P1" draw:layer="layout" draw:type="curve" svg:x1="12.521cm" svg:y1="9.862cm" svg:x2="14.369cm" svg:y2="9.864cm" draw:start-shape="id19" draw:start-glue-point="0" draw:end-shape="id20" draw:end-glue-point="0" svg:d="m12521 9862c0-750 1848-751 1848 2" svg:viewBox="0 0 1849 566">
              <text:p/>
            </draw:connector>
            <draw:connector draw:style-name="gr9" draw:text-style-name="P1" draw:layer="layout" draw:type="curve" svg:x1="12.521cm" svg:y1="9.862cm" svg:x2="14.372cm" svg:y2="10.558cm" draw:start-shape="id19" draw:start-glue-point="0" draw:end-shape="id21" svg:d="m12521 9862c0-750 1851-1098 1851 696" svg:viewBox="0 0 1852 1308">
              <text:p/>
            </draw:connector>
            <draw:connector draw:style-name="gr9" draw:text-style-name="P1" draw:layer="layout" draw:type="curve" svg:x1="12.521cm" svg:y1="9.862cm" svg:x2="14.372cm" svg:y2="11.325cm" draw:start-shape="id19" draw:start-glue-point="0" draw:end-shape="id22" svg:d="m12521 9862c0-750 1851-1481 1851 1463" svg:viewBox="0 0 1852 2132">
              <text:p/>
            </draw:connector>
            <draw:connector draw:style-name="gr9" draw:text-style-name="P1" draw:layer="layout" draw:type="curve" svg:x1="12.521cm" svg:y1="9.862cm" svg:x2="16.061cm" svg:y2="9.865cm" draw:start-shape="id19" draw:start-glue-point="0" draw:end-shape="id23" draw:end-glue-point="0" svg:d="m12521 9862c0-750 3540-751 3540 3" svg:viewBox="0 0 3541 567">
              <text:p/>
            </draw:connector>
            <draw:connector draw:style-name="gr9" draw:text-style-name="P1" draw:layer="layout" draw:type="curve" svg:x1="12.521cm" svg:y1="9.862cm" svg:x2="16.216cm" svg:y2="10.556cm" draw:start-shape="id19" draw:start-glue-point="0" draw:end-shape="id24" draw:end-glue-point="0" svg:d="m12521 9862c0-750 3695-1097 3695 694" svg:viewBox="0 0 3696 1305">
              <text:p/>
            </draw:connector>
            <draw:connector draw:style-name="gr9" draw:text-style-name="P1" draw:layer="layout" draw:type="curve" svg:x1="12.521cm" svg:y1="9.862cm" svg:x2="16.371cm" svg:y2="11.323cm" draw:start-shape="id19" draw:start-glue-point="0" draw:end-shape="id25" svg:d="m12521 9862c0-750 3850-1480 3850 1461" svg:viewBox="0 0 3851 2130">
              <text:p/>
            </draw:connector>
            <draw:connector draw:style-name="gr9" draw:text-style-name="P1" draw:layer="layout" draw:type="curve" svg:x1="12.521cm" svg:y1="9.862cm" svg:x2="12.22cm" svg:y2="11.327cm" draw:start-shape="id19" draw:start-glue-point="0" draw:end-shape="id26" draw:end-glue-point="0" svg:d="m12521 9862c0-750-301-1482-301 1465" svg:viewBox="0 0 302 2134">
              <text:p/>
            </draw:connector>
            <draw:connector draw:style-name="gr9" draw:text-style-name="P1" draw:layer="layout" draw:type="curve" svg:x1="12.521cm" svg:y1="9.862cm" svg:x2="12.22cm" svg:y2="11.327cm" draw:start-shape="id19" draw:start-glue-point="0" draw:end-shape="id26" draw:end-glue-point="0" svg:d="m12521 9862c0-750-301-1482-301 1465" svg:viewBox="0 0 302 2134">
              <text:p/>
            </draw:connector>
            <draw:connector draw:style-name="gr9" draw:text-style-name="P1" draw:layer="layout" draw:type="curve" svg:x1="12.373cm" svg:y1="10.558cm" svg:x2="12.22cm" svg:y2="11.327cm" draw:start-shape="id27" draw:start-glue-point="0" draw:end-shape="id26" draw:end-glue-point="0" svg:d="m12373 10558c0-750-153-1134-153 769" svg:viewBox="0 0 154 1386">
              <text:p/>
            </draw:connector>
            <draw:connector draw:style-name="gr9" draw:text-style-name="P1" draw:layer="layout" draw:type="curve" svg:x1="12.373cm" svg:y1="10.558cm" svg:x2="14.369cm" svg:y2="9.864cm" draw:start-shape="id27" draw:start-glue-point="0" draw:end-shape="id20" draw:end-glue-point="0" svg:d="m12373 10558c0-1791 1996-1444 1996-694" svg:viewBox="0 0 1997 1305">
              <text:p/>
            </draw:connector>
            <draw:connector draw:style-name="gr9" draw:text-style-name="P1" draw:layer="layout" draw:type="curve" svg:x1="12.373cm" svg:y1="10.558cm" svg:x2="14.372cm" svg:y2="10.558cm" draw:start-shape="id27" draw:start-glue-point="0" draw:end-shape="id21" draw:end-glue-point="0" svg:d="m12373 10558c0-750 1999-750 1999 0" svg:viewBox="0 0 2000 563">
              <text:p/>
            </draw:connector>
            <draw:connector draw:style-name="gr9" draw:text-style-name="P1" draw:layer="layout" draw:type="curve" svg:x1="12.373cm" svg:y1="10.558cm" svg:x2="14.372cm" svg:y2="11.325cm" draw:start-shape="id27" draw:start-glue-point="0" draw:end-shape="id22" draw:end-glue-point="0" svg:d="m12373 10558c0-750 1999-1133 1999 767" svg:viewBox="0 0 2000 1384">
              <text:p/>
            </draw:connector>
            <draw:connector draw:style-name="gr10" draw:text-style-name="P1" draw:layer="layout" draw:type="curve" svg:x1="12.373cm" svg:y1="10.558cm" svg:x2="14.369cm" svg:y2="9.864cm" draw:start-shape="id27" draw:start-glue-point="0" draw:end-shape="id20" draw:end-glue-point="0" svg:d="m12373 10558c0-1791 1996-1444 1996-694" svg:viewBox="0 0 1997 1305">
              <text:p/>
            </draw:connector>
            <draw:connector draw:style-name="gr10" draw:text-style-name="P1" draw:layer="layout" draw:type="curve" svg:x1="12.373cm" svg:y1="10.558cm" svg:x2="16.061cm" svg:y2="9.865cm" draw:start-shape="id27" draw:start-glue-point="0" draw:end-shape="id23" draw:end-glue-point="0" svg:d="m12373 10558c0-1789 3688-1443 3688-693" svg:viewBox="0 0 3689 1304">
              <text:p/>
            </draw:connector>
            <draw:connector draw:style-name="gr10" draw:text-style-name="P1" draw:layer="layout" draw:type="curve" svg:x1="12.373cm" svg:y1="10.558cm" svg:x2="16.216cm" svg:y2="10.556cm" draw:start-shape="id27" draw:start-glue-point="0" draw:end-shape="id24" draw:end-glue-point="0" svg:d="m12373 10558c0-753 3843-752 3843-2" svg:viewBox="0 0 3844 566">
              <text:p/>
            </draw:connector>
            <draw:connector draw:style-name="gr10" draw:text-style-name="P1" draw:layer="layout" draw:type="curve" svg:x1="12.373cm" svg:y1="10.558cm" svg:x2="16.371cm" svg:y2="11.323cm" draw:start-shape="id27" draw:start-glue-point="0" draw:end-shape="id25" draw:end-glue-point="0" svg:d="m12373 10558c0-750 3998-1132 3998 765" svg:viewBox="0 0 3999 1381">
              <text:p/>
            </draw:connector>
            <draw:connector draw:style-name="gr10" draw:text-style-name="P1" draw:layer="layout" draw:type="curve" svg:x1="12.22cm" svg:y1="11.327cm" svg:x2="14.369cm" svg:y2="9.864cm" draw:start-shape="id26" draw:start-glue-point="0" draw:end-shape="id20" draw:end-glue-point="0" svg:d="m12220 11327c0-2944 2149-2213 2149-1463" svg:viewBox="0 0 2150 2132">
              <text:p/>
            </draw:connector>
            <draw:connector draw:style-name="gr10" draw:text-style-name="P1" draw:layer="layout" draw:type="curve" svg:x1="12.22cm" svg:y1="11.327cm" svg:x2="14.372cm" svg:y2="10.558cm" draw:start-shape="id26" draw:start-glue-point="0" draw:end-shape="id21" draw:end-glue-point="0" svg:d="m12220 11327c0-1903 2152-1519 2152-769" svg:viewBox="0 0 2153 1386">
              <text:p/>
            </draw:connector>
            <draw:connector draw:style-name="gr10" draw:text-style-name="P1" draw:layer="layout" draw:type="curve" svg:x1="12.22cm" svg:y1="11.327cm" svg:x2="14.372cm" svg:y2="11.325cm" draw:start-shape="id26" draw:start-glue-point="0" draw:end-shape="id22" draw:end-glue-point="0" svg:d="m12220 11327c0-753 2152-752 2152-2" svg:viewBox="0 0 2153 566">
              <text:p/>
            </draw:connector>
            <draw:connector draw:style-name="gr10" draw:text-style-name="P1" draw:layer="layout" draw:type="curve" svg:x1="12.22cm" svg:y1="11.327cm" svg:x2="16.061cm" svg:y2="9.865cm" draw:start-shape="id26" draw:start-glue-point="0" draw:end-shape="id23" draw:end-glue-point="0" svg:d="m12220 11327c0-2943 3841-2212 3841-1462" svg:viewBox="0 0 3842 2131">
              <text:p/>
            </draw:connector>
            <draw:connector draw:style-name="gr10" draw:text-style-name="P1" draw:layer="layout" draw:type="curve" svg:x1="12.22cm" svg:y1="11.327cm" svg:x2="16.216cm" svg:y2="10.556cm" draw:start-shape="id26" draw:start-glue-point="0" draw:end-shape="id24" draw:end-glue-point="0" svg:d="m12220 11327c0-1906 3996-1521 3996-771" svg:viewBox="0 0 3997 1388">
              <text:p/>
            </draw:connector>
            <draw:connector draw:style-name="gr10" draw:text-style-name="P1" draw:layer="layout" draw:type="curve" svg:x1="12.22cm" svg:y1="11.327cm" svg:x2="16.371cm" svg:y2="11.323cm" draw:start-shape="id26" draw:start-glue-point="0" draw:end-shape="id25" draw:end-glue-point="0" svg:d="m12220 11327c0-756 4151-754 4151-4" svg:viewBox="0 0 4152 568">
              <text:p/>
            </draw:connector>
            <draw:connector draw:style-name="gr10" draw:text-style-name="P1" draw:layer="layout" draw:type="curve" svg:x1="14.369cm" svg:y1="9.864cm" svg:x2="14.372cm" svg:y2="11.325cm" draw:start-shape="id20" draw:start-glue-point="0" draw:end-shape="id22" draw:end-glue-point="0" svg:d="m14369 9864c0-750 3-1480 3 1461" svg:viewBox="0 0 4 2130">
              <text:p/>
            </draw:connector>
            <draw:connector draw:style-name="gr10" draw:text-style-name="P1" draw:layer="layout" draw:type="curve" svg:x1="14.369cm" svg:y1="9.864cm" svg:x2="16.061cm" svg:y2="9.865cm" draw:start-shape="id20" draw:start-glue-point="0" draw:end-shape="id23" draw:end-glue-point="0" svg:d="m14369 9864c0-750 1692-750 1692 1" svg:viewBox="0 0 1693 564">
              <text:p/>
            </draw:connector>
            <draw:connector draw:style-name="gr10" draw:text-style-name="P1" draw:layer="layout" draw:type="curve" svg:x1="14.369cm" svg:y1="9.864cm" svg:x2="16.216cm" svg:y2="10.556cm" draw:start-shape="id20" draw:start-glue-point="0" draw:end-shape="id24" draw:end-glue-point="0" svg:d="m14369 9864c0-750 1847-1096 1847 692" svg:viewBox="0 0 1848 1303">
              <text:p/>
            </draw:connector>
            <draw:connector draw:style-name="gr10" draw:text-style-name="P1" draw:layer="layout" draw:type="curve" svg:x1="14.369cm" svg:y1="9.864cm" svg:x2="16.371cm" svg:y2="11.323cm" draw:start-shape="id20" draw:start-glue-point="0" draw:end-shape="id25" draw:end-glue-point="0" svg:d="m14369 9864c0-750 2002-1479 2002 1459" svg:viewBox="0 0 2003 2128">
              <text:p/>
            </draw:connector>
            <draw:connector draw:style-name="gr10" draw:text-style-name="P1" draw:layer="layout" draw:type="curve" svg:x1="14.372cm" svg:y1="10.558cm" svg:x2="16.061cm" svg:y2="9.865cm" draw:start-shape="id21" draw:start-glue-point="0" draw:end-shape="id23" draw:end-glue-point="0" svg:d="m14372 10558c0-1789 1689-1443 1689-693" svg:viewBox="0 0 1690 1304">
              <text:p/>
            </draw:connector>
            <draw:connector draw:style-name="gr10" draw:text-style-name="P1" draw:layer="layout" draw:type="curve" svg:x1="14.372cm" svg:y1="10.558cm" svg:x2="16.216cm" svg:y2="10.556cm" draw:start-shape="id21" draw:start-glue-point="0" draw:end-shape="id24" draw:end-glue-point="0" svg:d="m14372 10558c0-753 1844-752 1844-2" svg:viewBox="0 0 1845 566">
              <text:p/>
            </draw:connector>
            <draw:connector draw:style-name="gr10" draw:text-style-name="P1" draw:layer="layout" draw:type="curve" svg:x1="14.372cm" svg:y1="10.558cm" svg:x2="16.371cm" svg:y2="11.323cm" draw:start-shape="id21" draw:start-glue-point="0" draw:end-shape="id25" draw:end-glue-point="0" svg:d="m14372 10558c0-750 1999-1132 1999 765" svg:viewBox="0 0 2000 1381">
              <text:p/>
            </draw:connector>
            <draw:connector draw:style-name="gr10" draw:text-style-name="P1" draw:layer="layout" draw:type="curve" svg:x1="14.372cm" svg:y1="11.325cm" svg:x2="16.061cm" svg:y2="9.865cm" draw:start-shape="id22" draw:start-glue-point="0" draw:end-shape="id23" draw:end-glue-point="0" svg:d="m14372 11325c0-2940 1689-2210 1689-1460" svg:viewBox="0 0 1690 2129">
              <text:p/>
            </draw:connector>
            <draw:connector draw:style-name="gr10" draw:text-style-name="P1" draw:layer="layout" draw:type="curve" svg:x1="14.372cm" svg:y1="11.325cm" svg:x2="16.216cm" svg:y2="10.556cm" draw:start-shape="id22" draw:start-glue-point="0" draw:end-shape="id24" draw:end-glue-point="0" svg:d="m14372 11325c0-1903 1844-1519 1844-769" svg:viewBox="0 0 1845 1386">
              <text:p/>
            </draw:connector>
            <draw:connector draw:style-name="gr10" draw:text-style-name="P1" draw:layer="layout" draw:type="curve" svg:x1="14.372cm" svg:y1="11.325cm" svg:x2="16.371cm" svg:y2="11.323cm" draw:start-shape="id22" draw:start-glue-point="0" draw:end-shape="id25" draw:end-glue-point="0" svg:d="m14372 11325c0-753 1999-752 1999-2" svg:viewBox="0 0 2000 566">
              <text:p/>
            </draw:connector>
            <draw:connector draw:style-name="gr10" draw:text-style-name="P1" draw:layer="layout" draw:type="curve" svg:x1="16.061cm" svg:y1="9.865cm" svg:x2="16.216cm" svg:y2="10.556cm" draw:start-shape="id23" draw:start-glue-point="0" draw:end-shape="id24" draw:end-glue-point="0" svg:d="m16061 9865c0-750 155-1095 155 691" svg:viewBox="0 0 156 1302">
              <text:p/>
            </draw:connector>
            <draw:connector draw:style-name="gr10" draw:text-style-name="P1" draw:layer="layout" draw:type="curve" svg:x1="16.061cm" svg:y1="9.865cm" svg:x2="16.371cm" svg:y2="11.323cm" draw:start-shape="id23" draw:start-glue-point="0" draw:end-shape="id25" draw:end-glue-point="0" svg:d="m16061 9865c0-750 310-1479 310 1458" svg:viewBox="0 0 311 2127">
              <text:p/>
            </draw:connector>
            <draw:connector draw:style-name="gr10" draw:text-style-name="P1" draw:layer="layout" draw:type="curve" svg:x1="12.521cm" svg:y1="9.862cm" svg:x2="12.373cm" svg:y2="10.558cm" draw:start-shape="id19" draw:start-glue-point="0" draw:end-shape="id27" draw:end-glue-point="0" svg:d="m12521 9862c0-750-148-1098-148 696" svg:viewBox="0 0 149 1308">
              <text:p/>
            </draw:connector>
          </draw:g>
          <draw:custom-shape draw:style-name="gr11" draw:text-style-name="P3" draw:layer="layout" svg:width="2.286cm" svg:height="0.908cm" svg:x="5.216cm" svg:y="2.912cm">
            <text:p text:style-name="P1"><text:span text:style-name="T2">Input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6.916cm" svg:y1="5.306cm" svg:x2="18.44cm" svg:y2="5.306cm">
            <text:p/>
          </draw:line>
          <draw:custom-shape draw:style-name="gr11" draw:text-style-name="P3" draw:layer="layout" svg:width="4.726cm" svg:height="1.27cm" svg:x="18.896cm" svg:y="3.274cm">
            <text:p text:style-name="P1"><text:span text:style-name="T2">Aeroplane</text:span></text:p>
            <text:p text:style-name="P1"><text:span text:style-name="T2">Coarse Score map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5.416cm" svg:height="1.024cm" svg:x="18.702cm" svg:y="7.96cm">
            <text:p text:style-name="P1"><text:span text:style-name="T2">Bi-linear Interpola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3cm" svg:height="1.024cm" svg:x="12.794cm" svg:y="8.073cm">
            <text:p text:style-name="P1"><text:span text:style-name="T2">Fully Connected CR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2.509cm" svg:height="0.762cm" svg:x="5.185cm" svg:y="8.115cm">
            <text:p text:style-name="P1"><text:span text:style-name="T2">Final Output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1.204cm" svg:y1="6.55cm" svg:x2="21.204cm" svg:y2="8.074cm">
            <text:p/>
          </draw:line>
          <draw:line draw:style-name="gr2" draw:text-style-name="P1" draw:layer="layout" svg:x1="18.38cm" svg:y1="10.53cm" svg:x2="16.856cm" svg:y2="10.53cm">
            <text:p/>
          </draw:line>
          <draw:line draw:style-name="gr2" draw:text-style-name="P1" draw:layer="layout" svg:x1="11.58cm" svg:y1="10.48cm" svg:x2="10.056cm" svg:y2="10.48cm">
            <text:p/>
          </draw:line>
          <draw:frame draw:style-name="gr4" draw:text-style-name="P1" draw:layer="layout" svg:width="1.692cm" svg:height="1.137cm" svg:x="20.32cm" svg:y="4.826cm">
            <draw:image xlink:href="Pictures/10000000000000400000002BF201DE14.jpg" xlink:type="simple" xlink:show="embed" xlink:actuate="onLoad">
              <text:p/>
            </draw:image>
          </draw:frame>
          <draw:frame draw:style-name="gr4" draw:text-style-name="P1" draw:layer="layout" svg:width="5.08cm" svg:height="3.378cm" svg:x="18.95cm" svg:y="8.89cm">
            <draw:image xlink:href="Pictures/10000000000001F50000014EC95F8CFE.jpg" xlink:type="simple" xlink:show="embed" xlink:actuate="onLoad">
              <text:p/>
            </draw:image>
          </draw:frame>
        </draw:g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g>
          <draw:frame draw:style-name="gr4" draw:text-style-name="P1" draw:layer="layout" svg:width="3.048cm" svg:height="3.987cm" svg:x="0.757cm" svg:y="9.398cm">
            <draw:image xlink:href="Pictures/1000000000000076000000B170802828.png" xlink:type="simple" xlink:show="embed" xlink:actuate="onLoad">
              <text:p/>
            </draw:image>
          </draw:frame>
          <draw:frame draw:style-name="gr4" draw:text-style-name="P1" draw:layer="layout" svg:width="3.094cm" svg:height="3.999cm" svg:x="4.516cm" svg:y="9.398cm">
            <draw:image xlink:href="Pictures/100000000000007100000093D3A10B77.png" xlink:type="simple" xlink:show="embed" xlink:actuate="onLoad">
              <text:p/>
            </draw:image>
          </draw:frame>
          <draw:frame draw:style-name="gr4" draw:text-style-name="P1" draw:layer="layout" svg:width="4.445cm" svg:height="2.565cm" svg:x="8.331cm" svg:y="14.732cm">
            <draw:image xlink:href="Pictures/10000000000001F400000121906B7CE8.png" xlink:type="simple" xlink:show="embed" xlink:actuate="onLoad">
              <text:p/>
            </draw:image>
          </draw:frame>
          <draw:frame draw:style-name="gr4" draw:text-style-name="P1" draw:layer="layout" svg:width="2.997cm" svg:height="3.886cm" svg:x="0.782cm" svg:y="13.394cm">
            <draw:image xlink:href="Pictures/100000000000014E000001F4287896D6.png" xlink:type="simple" xlink:show="embed" xlink:actuate="onLoad">
              <text:p/>
            </draw:image>
          </draw:frame>
          <draw:frame draw:style-name="gr4" draw:text-style-name="P1" draw:layer="layout" svg:width="2.997cm" svg:height="3.943cm" svg:x="4.57cm" svg:y="1.524cm">
            <draw:image xlink:href="Pictures/100000000000006F000000926DD6E2E2.png" xlink:type="simple" xlink:show="embed" xlink:actuate="onLoad">
              <text:p/>
            </draw:image>
          </draw:frame>
          <draw:frame draw:style-name="gr4" draw:text-style-name="P1" draw:layer="layout" svg:width="2.997cm" svg:height="3.999cm" svg:x="4.57cm" svg:y="5.423cm">
            <draw:image xlink:href="Pictures/100000000000006E00000091FFDDAB13.png" xlink:type="simple" xlink:show="embed" xlink:actuate="onLoad">
              <text:p/>
            </draw:image>
          </draw:frame>
          <draw:frame draw:style-name="gr4" draw:text-style-name="P1" draw:layer="layout" svg:width="4.496cm" svg:height="2.565cm" svg:x="8.275cm" svg:y="6.833cm">
            <draw:image xlink:href="Pictures/10000000000000AA00000065FE733DF8.png" xlink:type="simple" xlink:show="embed" xlink:actuate="onLoad">
              <text:p/>
            </draw:image>
          </draw:frame>
          <draw:frame draw:style-name="gr4" draw:text-style-name="P1" draw:layer="layout" svg:width="4.498cm" svg:height="2.568cm" svg:x="8.276cm" svg:y="2.824cm">
            <draw:image xlink:href="Pictures/10000000000000AA00000061CC28047F.png" xlink:type="simple" xlink:show="embed" xlink:actuate="onLoad">
              <text:p/>
            </draw:image>
          </draw:frame>
          <draw:frame draw:style-name="gr4" draw:text-style-name="P1" draw:layer="layout" svg:width="2.997cm" svg:height="3.886cm" svg:x="0.782cm" svg:y="5.488cm">
            <draw:image xlink:href="Pictures/100000000000014E000001F4413BF005.png" xlink:type="simple" xlink:show="embed" xlink:actuate="onLoad">
              <text:p/>
            </draw:image>
          </draw:frame>
          <draw:frame draw:style-name="gr4" draw:text-style-name="P1" draw:layer="layout" svg:width="2.997cm" svg:height="3.886cm" svg:x="0.782cm" svg:y="1.499cm">
            <draw:image xlink:href="Pictures/100000000000014E000001F43CD1566D.jpg" xlink:type="simple" xlink:show="embed" xlink:actuate="onLoad">
              <text:p/>
            </draw:image>
          </draw:frame>
          <draw:frame draw:style-name="gr4" draw:text-style-name="P1" draw:layer="layout" svg:width="2.997cm" svg:height="3.886cm" svg:x="4.592cm" svg:y="13.386cm">
            <draw:image xlink:href="Pictures/100000000000013B00000199FE6C5E70.png" xlink:type="simple" xlink:show="embed" xlink:actuate="onLoad">
              <text:p/>
            </draw:image>
          </draw:frame>
          <draw:frame draw:style-name="gr4" draw:text-style-name="P1" draw:layer="layout" svg:width="4.496cm" svg:height="2.565cm" svg:x="8.3cm" svg:y="10.77cm">
            <draw:image xlink:href="Pictures/1000000000000160000000CDADFFFD4F.png" xlink:type="simple" xlink:show="embed" xlink:actuate="onLoad">
              <text:p/>
            </draw:image>
          </draw:frame>
          <draw:custom-shape draw:style-name="gr15" draw:text-style-name="P1" draw:layer="layout" svg:width="12.608cm" svg:height="15.748cm" svg:x="0.508cm" svg:y="1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4" draw:text-style-name="P1" draw:layer="layout" svg:width="3.835cm" svg:height="2.565cm" svg:x="18.649cm" svg:y="14.732cm">
            <draw:image xlink:href="Pictures/10000000000001F40000014DF79928E0.png" xlink:type="simple" xlink:show="embed" xlink:actuate="onLoad">
              <text:p/>
            </draw:image>
          </draw:frame>
          <draw:frame draw:style-name="gr4" draw:text-style-name="P1" draw:layer="layout" svg:width="3.835cm" svg:height="2.565cm" svg:x="23.19cm" svg:y="14.707cm">
            <draw:image xlink:href="Pictures/10000000000001F40000014EBE652F08.png" xlink:type="simple" xlink:show="embed" xlink:actuate="onLoad">
              <text:p/>
            </draw:image>
          </draw:frame>
          <draw:frame draw:style-name="gr4" draw:text-style-name="P1" draw:layer="layout" svg:width="4.013cm" svg:height="2.692cm" svg:x="18.618cm" svg:y="10.643cm">
            <draw:image xlink:href="Pictures/1000000000000148000000DE0CEFB011.png" xlink:type="simple" xlink:show="embed" xlink:actuate="onLoad">
              <text:p/>
            </draw:image>
          </draw:frame>
          <draw:frame draw:style-name="gr4" draw:text-style-name="P1" draw:layer="layout" svg:width="3.886cm" svg:height="2.591cm" svg:x="23.19cm" svg:y="10.719cm">
            <draw:image xlink:href="Pictures/1000000000000143000000D8ACACFA15.png" xlink:type="simple" xlink:show="embed" xlink:actuate="onLoad">
              <text:p/>
            </draw:image>
          </draw:frame>
          <draw:frame draw:style-name="gr4" draw:text-style-name="P1" draw:layer="layout" svg:width="3.835cm" svg:height="2.565cm" svg:x="18.618cm" svg:y="2.845cm">
            <draw:image xlink:href="Pictures/10000000000001F40000014D0FDFBE32.jpg" xlink:type="simple" xlink:show="embed" xlink:actuate="onLoad">
              <text:p/>
            </draw:image>
          </draw:frame>
          <draw:frame draw:style-name="gr4" draw:text-style-name="P1" draw:layer="layout" svg:width="3.835cm" svg:height="2.565cm" svg:x="18.695cm" svg:y="6.804cm">
            <draw:image xlink:href="Pictures/10000000000001F40000014D765789F9.png" xlink:type="simple" xlink:show="embed" xlink:actuate="onLoad">
              <text:p/>
            </draw:image>
          </draw:frame>
          <draw:frame draw:style-name="gr4" draw:text-style-name="P1" draw:layer="layout" svg:width="3.785cm" svg:height="2.565cm" svg:x="23.192cm" svg:y="2.869cm">
            <draw:image xlink:href="Pictures/10000000000001F40000014EF4FDDB29.jpg" xlink:type="simple" xlink:show="embed" xlink:actuate="onLoad">
              <text:p/>
            </draw:image>
          </draw:frame>
          <draw:frame draw:style-name="gr4" draw:text-style-name="P1" draw:layer="layout" svg:width="3.785cm" svg:height="2.565cm" svg:x="23.216cm" svg:y="6.807cm">
            <draw:image xlink:href="Pictures/10000000000001F40000014EFE1FB4BB.png" xlink:type="simple" xlink:show="embed" xlink:actuate="onLoad">
              <text:p/>
            </draw:image>
          </draw:frame>
          <draw:frame draw:style-name="gr4" draw:text-style-name="P1" draw:layer="layout" svg:width="3.835cm" svg:height="2.565cm" svg:x="14.148cm" svg:y="2.845cm">
            <draw:image xlink:href="Pictures/10000000000001F40000014D60AC2D8B.jpg" xlink:type="simple" xlink:show="embed" xlink:actuate="onLoad">
              <text:p/>
            </draw:image>
          </draw:frame>
          <draw:frame draw:style-name="gr4" draw:text-style-name="P1" draw:layer="layout" svg:width="3.835cm" svg:height="2.565cm" svg:x="14.148cm" svg:y="6.833cm">
            <draw:image xlink:href="Pictures/10000000000001F40000014D118F6010.png" xlink:type="simple" xlink:show="embed" xlink:actuate="onLoad">
              <text:p/>
            </draw:image>
          </draw:frame>
          <draw:frame draw:style-name="gr4" draw:text-style-name="P1" draw:layer="layout" svg:width="3.835cm" svg:height="2.54cm" svg:x="14.148cm" svg:y="10.719cm">
            <draw:image xlink:href="Pictures/100000000000013E000000D371834C64.png" xlink:type="simple" xlink:show="embed" xlink:actuate="onLoad">
              <text:p/>
            </draw:image>
          </draw:frame>
          <draw:frame draw:style-name="gr4" draw:text-style-name="P1" draw:layer="layout" svg:width="3.835cm" svg:height="2.565cm" svg:x="14.148cm" svg:y="14.707cm">
            <draw:image xlink:href="Pictures/10000000000001F40000014D10DB2A16.png" xlink:type="simple" xlink:show="embed" xlink:actuate="onLoad">
              <text:p/>
            </draw:image>
          </draw:frame>
          <draw:custom-shape draw:style-name="gr15" draw:text-style-name="P1" draw:layer="layout" svg:width="13.716cm" svg:height="15.748cm" svg:x="13.716cm" svg:y="1.49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1" draw:layer="layout" svg:width="3.886cm" svg:height="2.921cm" svg:x="14.011cm" svg:y="14.291cm">
          <draw:image xlink:href="Pictures/10000000000001F400000177E2BACB65.png" xlink:type="simple" xlink:show="embed" xlink:actuate="onLoad">
            <text:p/>
          </draw:image>
        </draw:frame>
        <draw:frame draw:style-name="gr4" draw:text-style-name="P1" draw:layer="layout" svg:width="4.013cm" svg:height="3.023cm" svg:x="13.995cm" svg:y="10.338cm">
          <draw:image xlink:href="Pictures/1000000000000147000000F6A77740F6.png" xlink:type="simple" xlink:show="embed" xlink:actuate="onLoad">
            <text:p/>
          </draw:image>
        </draw:frame>
        <draw:frame draw:style-name="gr16" draw:text-style-name="P1" draw:layer="layout" svg:width="3.835cm" svg:height="2.896cm" svg:x="14.081cm" svg:y="2.459cm">
          <draw:image xlink:href="Pictures/10000000000001F4000001777CB25FAD.jpg" xlink:type="simple" xlink:show="embed" xlink:actuate="onLoad">
            <text:p/>
          </draw:image>
        </draw:frame>
        <draw:frame draw:style-name="gr4" draw:text-style-name="P1" draw:layer="layout" svg:width="3.886cm" svg:height="2.921cm" svg:x="14.035cm" svg:y="6.407cm">
          <draw:image xlink:href="Pictures/10000000000001F4000001775401A90C.png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1F40000014D3999EEC1.jpg" xlink:type="simple" xlink:show="embed" xlink:actuate="onLoad"/>
    <draw:fill-image draw:name="Bitmape_20_2" draw:display-name="Bitmape 2" xlink:href="Pictures/10000000000001F40000014D6C2100C9.png" xlink:type="simple" xlink:show="embed" xlink:actuate="onLoad"/>
    <draw:fill-image draw:name="Bitmape_20_3" draw:display-name="Bitmape 3" xlink:href="Pictures/10000000000001F50000014EC95F8CFE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cchen </meta:initial-creator>
    <meta:creation-date>2014-12-17T19:48:01</meta:creation-date>
    <dc:date>2014-12-20T20:13:03</dc:date>
    <dc:creator>lcchen </dc:creator>
    <meta:editing-duration>PT5H36M32S</meta:editing-duration>
    <meta:editing-cycles>49</meta:editing-cycles>
    <meta:generator>LibreOffice/3.5$Linux_X86_64 LibreOffice_project/350m1$Build-2</meta:generator>
    <meta:document-statistic meta:object-count="278"/>
  </office:meta>
</office:document-meta>
</file>